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4.621cm"/>
    </style:style>
    <style:style style:name="co6" style:family="table-column">
      <style:table-column-properties fo:break-before="auto" style:column-width="6.447cm"/>
    </style:style>
    <style:style style:name="co7" style:family="table-column">
      <style:table-column-properties fo:break-before="auto" style:column-width="7.537cm"/>
    </style:style>
    <style:style style:name="co8" style:family="table-column">
      <style:table-column-properties fo:break-before="auto" style:column-width="23.961cm"/>
    </style:style>
    <style:style style:name="co9" style:family="table-column">
      <style:table-column-properties fo:break-before="auto" style:column-width="3.216cm"/>
    </style:style>
    <style:style style:name="co10" style:family="table-column">
      <style:table-column-properties fo:break-before="auto" style:column-width="3.76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6.276cm"/>
    </style:style>
    <style:style style:name="co13" style:family="table-column">
      <style:table-column-properties fo:break-before="auto" style:column-width="7.44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1.109cm" fo:break-before="auto" style:use-optimal-row-height="true"/>
    </style:style>
    <style:style style:name="ro5" style:family="table-row">
      <style:table-row-properties style:row-height="12.215cm" fo:break-before="auto" style:use-optimal-row-height="true"/>
    </style:style>
    <style:style style:name="ro6" style:family="table-row">
      <style:table-row-properties style:row-height="14.427cm" fo:break-before="auto" style:use-optimal-row-height="true"/>
    </style:style>
    <style:style style:name="ro7" style:family="table-row">
      <style:table-row-properties style:row-height="10.003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7.239cm" fo:break-before="auto" style:use-optimal-row-height="true"/>
    </style:style>
    <style:style style:name="ro10" style:family="table-row">
      <style:table-row-properties style:row-height="9.451cm" fo:break-before="auto" style:use-optimal-row-height="true"/>
    </style:style>
    <style:style style:name="ro11" style:family="table-row">
      <style:table-row-properties style:row-height="7.791cm" fo:break-before="auto" style:use-optimal-row-height="true"/>
    </style:style>
    <style:style style:name="ro12" style:family="table-row">
      <style:table-row-properties style:row-height="8.345cm" fo:break-before="auto" style:use-optimal-row-height="true"/>
    </style:style>
    <style:style style:name="ro13" style:family="table-row">
      <style:table-row-properties style:row-height="10.557cm" fo:break-before="auto" style:use-optimal-row-height="true"/>
    </style:style>
    <style:style style:name="ro14" style:family="table-row">
      <style:table-row-properties style:row-height="1.7cm" fo:break-before="auto" style:use-optimal-row-height="true"/>
    </style:style>
    <style:style style:name="ro15" style:family="table-row">
      <style:table-row-properties style:row-height="6.687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11.661cm" fo:break-before="auto" style:use-optimal-row-height="true"/>
    </style:style>
    <style:style style:name="ro18" style:family="table-row">
      <style:table-row-properties style:row-height="5.027cm" fo:break-before="auto" style:use-optimal-row-height="true"/>
    </style:style>
    <style:style style:name="ro19" style:family="table-row">
      <style:table-row-properties style:row-height="8.897cm" fo:break-before="auto" style:use-optimal-row-height="true"/>
    </style:style>
    <style:style style:name="ro20" style:family="table-row">
      <style:table-row-properties style:row-height="3.369cm" fo:break-before="auto" style:use-optimal-row-height="true"/>
    </style:style>
    <style:style style:name="ro21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&gt;&gt; Issue: Using xmlrpc.client to parse untrusted XML data</text:p>
            <text:p> is known to be vulnerable to XML attacks. Use defusedxml.xmlrpc.monkey_patch()</text:p>
            <text:p> Function to monkey-patch xmlrpclib and mitigate XML vulnerabiliti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/>
          <table:table-cell table:style-name="ce11" table:number-columns-repeated="5"/>
          <table:table-cell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downloader/aria2_rpc.py: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utils/__init__.py: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ce12" office:value-type="string" calcext:value-type="string">
            <text:p>Файл/строка</text:p>
          </table:table-cell>
          <table:table-cell table:style-name="ce12" office:value-type="string" calcext:value-type="string">
            <text:p>Фрагмент кода</text:p>
          </table:table-cell>
          <table:table-cell table:style-name="ce12" office:value-type="string" calcext:value-type="string">
            <text:p>Описание ошибки</text:p>
          </table:table-cell>
          <table:table-cell table:style-name="ce12" office:value-type="string" calcext:value-type="string">
            <text:p>Классификация CWE/Тип</text:p>
          </table:table-cell>
          <table:table-cell table:style-name="ce12" office:value-type="string" calcext:value-type="string">
            <text:p>Рекомендации по устранению</text:p>
          </table:table-cell>
          <table:table-cell/>
        </table:table-row>
        <table:table-row table:style-name="ro4">
          <table:table-cell table:style-name="Default"/>
          <table:table-cell/>
          <table:table-cell table:style-name="ce13" office:value-type="string" calcext:value-type="string">
            <text:p>bgmi/session.py:24</text:p>
          </table:table-cell>
          <table:table-cell table:style-name="ce13" office:value-type="string" calcext:value-type="string">
            <text:p>data = pickle.loads(dump)</text:p>
          </table:table-cell>
          <table:table-cell table:style-name="ce14" office:value-type="string" calcext:value-type="string">
            <text:p>Критическая уязвимость. Использование pickle для десериализации данных из файла mikan_cookies.txt, находящегося во временной директории. Если злоумышленник имеет доступ к файловой системе (даже локальный непривилегированный), он может подменить файл и выполнить произвольный код при запуске BGmi.</text:p>
          </table:table-cell>
          <table:table-cell table:style-name="ce14" office:value-type="string" calcext:value-type="string">
            <text:p>CWE-502: Deserialization of Untrusted Data</text:p>
          </table:table-cell>
          <table:table-cell table:style-name="ce13" office:value-type="string" calcext:value-type="string">
            <text:p>Заменить pickle на безопасный формат, например, json. Модуль pickle небезопасен по дизайну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 table:style-name="Default"/>
          <table:table-cell/>
          <table:table-cell table:style-name="ce13" office:value-type="string" calcext:value-type="string">
            <text:p>bgmi/utils/__init__.py:288</text:p>
          </table:table-cell>
          <table:table-cell table:style-name="ce13" office:value-type="string" calcext:value-type="string">
            <text:p>tar_file_obj.extractall(path=cfg.front_static_path)</text:p>
          </table:table-cell>
          <table:table-cell table:style-name="ce14" office:value-type="string" calcext:value-type="string">
            <text:p>Уязвимость "Zip/Tar Slip". Функция extractall в стандартной библиотеке Python (до недавних версий) не проверяет, содержат ли имена файлов в архиве пути типа ../, позволяющие перезаписать файлы за пределами целевой директории. Архив загружается из npm, что является вектором Supply Chain атаки.</text:p>
          </table:table-cell>
          <table:table-cell table:style-name="ce14" office:value-type="string" calcext:value-type="string">
            <text:p>CWE-22: Improper Limitation of a Pathname to a Restricted Directory</text:p>
          </table:table-cell>
          <table:table-cell table:style-name="ce13" office:value-type="string" calcext:value-type="string">
            <text:p>Использовать параметр filter='data' (Python 3.12+) или написать функцию безопасной распаковки, проверяющую os.path.commonprefix для каждого члена архива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 table:style-name="Default"/>
          <table:table-cell/>
          <table:table-cell table:style-name="ce13" office:value-type="string" calcext:value-type="string">
            <text:p>bgmi/front/resources.py:16</text:p>
          </table:table-cell>
          <table:table-cell table:style-name="ce13" office:value-type="string" calcext:value-type="string">
            <text:p>with open(os.path.join(cfg.save_path, _), "rb") as f:</text:p>
          </table:table-cell>
          <table:table-cell table:style-name="ce14" office:value-type="string" calcext:value-type="string">
            <text:p>Path Traversal. Переменная _ берется непосредственно из URL ((r"^/bangumi/?(.*)", BangumiHandler)). Хотя os.path.join имеет некоторую защиту, если _ является абсолютным путем, cfg.save_path игнорируется. Если _ содержит ../, возможен выход за пределы директории (в зависимости от обработки Tornado regex). Прямое открытие файла по пользовательскому вводу опасно.</text:p>
          </table:table-cell>
          <table:table-cell table:style-name="ce14" office:value-type="string" calcext:value-type="string">
            <text:p>CWE-22: Path Traversal</text:p>
          </table:table-cell>
          <table:table-cell table:style-name="ce13" office:value-type="string" calcext:value-type="string">
            <text:p>Использовать bgmi.utils.normalize_path или os.path.abspath для валидации того, что итоговый путь начинается с cfg.save_path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 table:style-name="Default"/>
          <table:table-cell/>
          <table:table-cell table:style-name="ce13" office:value-type="string" calcext:value-type="string">
            <text:p>bgmi/setup.py:18</text:p>
          </table:table-cell>
          <table:table-cell table:style-name="ce13" office:value-type="string" calcext:value-type="string">
            <text:p>os.system('schtasks ...')</text:p>
          </table:table-cell>
          <table:table-cell table:style-name="ce14" office:value-type="string" calcext:value-type="string">
            <text:p>Command Injection. Аргумент команды формируется через f-строку или format, включая пути к файлам. Если BGMI_PATH содержит специальные символы командной оболочки, возможно выполнение произвольных команд.</text:p>
          </table:table-cell>
          <table:table-cell table:style-name="ce14" office:value-type="string" calcext:value-type="string">
            <text:p>CWE-78: Improper Neutralization of Special Elements in an OS Command</text:p>
          </table:table-cell>
          <table:table-cell table:style-name="ce13" office:value-type="string" calcext:value-type="string">
            <text:p>Использовать модуль subprocess.run с передачей аргументов в виде списка (list), избегая shell=True.</text:p>
          </table:table-cell>
          <table:table-cell office:value-type="string" calcext:value-type="string">
            <text:p>ОН</text:p>
          </table:table-cell>
        </table:table-row>
        <table:table-row table:style-name="ro8">
          <table:table-cell table:style-name="Default"/>
          <table:table-cell/>
          <table:table-cell table:style-name="ce13" office:value-type="string" calcext:value-type="string">
            <text:p>bgmi/setup.py:24</text:p>
          </table:table-cell>
          <table:table-cell table:style-name="ce13" office:value-type="string" calcext:value-type="string">
            <text:p>os.system(f"bash '{path}'")</text:p>
          </table:table-cell>
          <table:table-cell table:style-name="ce14" office:value-type="string" calcext:value-type="string">
            <text:p>Command Injection. Аналогично предыдущему пункту, но для Linux/macOS. Использование bash через os.system с подстановкой переменной пути небезопасно.</text:p>
          </table:table-cell>
          <table:table-cell table:style-name="ce14" office:value-type="string" calcext:value-type="string">
            <text:p>CWE-78: OS Command Injection</text:p>
          </table:table-cell>
          <table:table-cell table:style-name="ce13" office:value-type="string" calcext:value-type="string">
            <text:p>Использовать subprocess.run(["bash", path]).</text:p>
          </table:table-cell>
          <table:table-cell office:value-type="string" calcext:value-type="string">
            <text:p>ОН</text:p>
          </table:table-cell>
        </table:table-row>
        <table:table-row table:style-name="ro9">
          <table:table-cell table:style-name="Default"/>
          <table:table-cell/>
          <table:table-cell table:style-name="ce13" office:value-type="string" calcext:value-type="string">
            <text:p>bgmi/front/admin.py:29</text:p>
          </table:table-cell>
          <table:table-cell table:style-name="ce13" office:value-type="string" calcext:value-type="string">
            <text:p>if token == cfg.http.admin_token:</text:p>
          </table:table-cell>
          <table:table-cell table:style-name="ce14" office:value-type="string" calcext:value-type="string">
            <text:p>Timing Attack. Сравнение токенов безопасности с помощью обычного оператора == подвержено атакам по времени (время выполнения зависит от того, сколько символов совпало).</text:p>
          </table:table-cell>
          <table:table-cell table:style-name="ce14" office:value-type="string" calcext:value-type="string">
            <text:p>CWE-208: Observable Timing Discrepancy</text:p>
          </table:table-cell>
          <table:table-cell table:style-name="ce13" office:value-type="string" calcext:value-type="string">
            <text:p>Использовать функцию secrets.compare_digest(token, cfg.http.admin_token) для сравнения токенов за константное время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 table:style-name="Default"/>
          <table:table-cell/>
          <table:table-cell table:style-name="ce13" office:value-type="string" calcext:value-type="string">
            <text:p>bgmi/front/admin.py:46</text:p>
          </table:table-cell>
          <table:table-cell table:style-name="ce13" office:value-type="string" calcext:value-type="string">
            <text:p>traceback.print_exc()</text:p>
          </table:table-cell>
          <table:table-cell table:style-name="ce14" office:value-type="string" calcext:value-type="string">
            <text:p>Information Exposure. В блоке except при обработке API-запросов полный стек вызовов выводится в stderr (или логи). Это может раскрыть внутреннюю структуру путей и версий библиотек злоумышленнику, если у него есть доступ к логам или выводу контейнера.</text:p>
          </table:table-cell>
          <table:table-cell table:style-name="ce14" office:value-type="string" calcext:value-type="string">
            <text:p>CWE-209: Generation of Error Message Containing Sensitive Information</text:p>
          </table:table-cell>
          <table:table-cell table:style-name="ce13" office:value-type="string" calcext:value-type="string">
            <text:p>Логировать ошибку через настроенный логгер (например, logger.error) без вывода полного трейсбека в стандартный поток вывода, либо настроить уровень логирования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 table:style-name="Default"/>
          <table:table-cell/>
          <table:table-cell table:style-name="ce13" office:value-type="string" calcext:value-type="string">
            <text:p>bgmi/utils/__init__.py:334</text:p>
          </table:table-cell>
          <table:table-cell table:style-name="ce13" office:value-type="string" calcext:value-type="string">
            <text:p>match = re.compile(regex)</text:p>
          </table:table-cell>
          <table:table-cell table:style-name="ce14" office:value-type="string" calcext:value-type="string">
            <text:p>ReDoS (Regular Expression Denial of Service). Пользователь (администратор) может задать регулярное выражение для фильтрации эпизодов. Ввод зловредного regex (например, (a+)+b) может вызвать зависание процесса обработки данных.</text:p>
          </table:table-cell>
          <table:table-cell table:style-name="ce14" office:value-type="string" calcext:value-type="string">
            <text:p>CWE-1333: Inefficient Regular Expression Complexity</text:p>
          </table:table-cell>
          <table:table-cell table:style-name="ce13" office:value-type="string" calcext:value-type="string">
            <text:p>Ограничить сложность регулярных выражений, установить таймаут на выполнение поиска (сложно в стандартном re) или использовать библиотеку re2 (через google-re2), которая устойчива к ReDoS.</text:p>
          </table:table-cell>
          <table:table-cell office:value-type="string" calcext:value-type="string">
            <text:p>ОН</text:p>
          </table:table-cell>
        </table:table-row>
        <table:table-row table:style-name="ro11">
          <table:table-cell table:style-name="Default"/>
          <table:table-cell/>
          <table:table-cell table:style-name="ce13" office:value-type="string" calcext:value-type="string">
            <text:p>bgmi/config.py:158</text:p>
          </table:table-cell>
          <table:table-cell table:style-name="ce13" office:value-type="string" calcext:value-type="string">
            <text:p>CONFIG_FILE_PATH.write_text(s, encoding="utf8")</text:p>
          </table:table-cell>
          <table:table-cell table:style-name="ce14" office:value-type="string" calcext:value-type="string">
            <text:p>Insecure Storage of Sensitive Info. Конфигурационный файл, содержащий токены и пароли, записывается в файловую систему. Не установлены явные права доступа (permissions) к файлу (например, 600).</text:p>
          </table:table-cell>
          <table:table-cell table:style-name="ce14" office:value-type="string" calcext:value-type="string">
            <text:p>CWE-312: Cleartext Storage of Sensitive Information</text:p>
          </table:table-cell>
          <table:table-cell table:style-name="ce13" office:value-type="string" calcext:value-type="string">
            <text:p>После записи файла явно устанавливать права доступа os.chmod(CONFIG_FILE_PATH, 0o600), чтобы файл мог читать только владелец процесса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 table:style-name="Default"/>
          <table:table-cell/>
          <table:table-cell table:style-name="ce13" office:value-type="string" calcext:value-type="string">
            <text:p>bgmi/downloader/aria2_rpc.py:11</text:p>
          </table:table-cell>
          <table:table-cell table:style-name="ce13" office:value-type="string" calcext:value-type="string">
            <text:p>self.server = xmlrpc.client.ServerProxy(...)</text:p>
          </table:table-cell>
          <table:table-cell table:style-name="ce14" office:value-type="string" calcext:value-type="string">
            <text:p>SSRF / XXE Risk. xmlrpc в Python использует HTTP. Если rpc_url контролируется злоумышленником (через конфиг), это может привести к SSRF. Также старые версии XML-парсеров могли быть уязвимы к XXE.</text:p>
          </table:table-cell>
          <table:table-cell table:style-name="ce14" office:value-type="string" calcext:value-type="string">
            <text:p>CWE-918: Server-Side Request Forgery (SSRF)</text:p>
          </table:table-cell>
          <table:table-cell table:style-name="ce13" office:value-type="string" calcext:value-type="string">
            <text:p>Убедиться, что rpc_url валидируется. Для защиты от XXE в XML-RPC клиентах Python обычно используются безопасные настройки по умолчанию в свежих версиях, но стоит проверить окружение.</text:p>
          </table:table-cell>
          <table:table-cell office:value-type="string" calcext:value-type="string">
            <text:p>ОН</text:p>
          </table:table-cell>
        </table:table-row>
        <table:table-row table:style-name="ro13">
          <table:table-cell table:style-name="Default"/>
          <table:table-cell/>
          <table:table-cell table:style-name="ce13" office:value-type="string" calcext:value-type="string">
            <text:p>bgmi/website/share_dmhy.py:32</text:p>
          </table:table-cell>
          <table:table-cell table:style-name="ce13" office:value-type="string" calcext:value-type="string">
            <text:p>re.sub(..., content)</text:p>
          </table:table-cell>
          <table:table-cell table:style-name="ce14" office:value-type="string" calcext:value-type="string">
            <text:p>Эвристика AI (Logic / Parsing). Используется ручной парсинг JavaScript-кода (массивов) с помощью регулярных выражений для извлечения данных. Это хрупкий подход. Если сайт изменит формат обфускации, парсер сломается или может выдать неверные данные.</text:p>
          </table:table-cell>
          <table:table-cell table:style-name="ce14" office:value-type="string" calcext:value-type="string">
            <text:p>Logic Flaw / Bad Practice</text:p>
          </table:table-cell>
          <table:table-cell table:style-name="ce13" office:value-type="string" calcext:value-type="string">
            <text:p>Использовать полноценный JavaScript-парсер (например, slimit или js2py, с осторожностью) или искать API-эндпоинты, возвращающие JSON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8" table:default-cell-style-name="ce10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&gt;&gt; Issue: Using xmlrpc.client to parse untrusted XML data</text:p>
            <text:p> is known to be vulnerable to XML attacks. Use defusedxml.xmlrpc.monkey_patch()</text:p>
            <text:p> Function to monkey-patch xmlrpclib and mitigate XML vulnerabiliti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/>
          <table:table-cell table:style-name="ce11" table:number-columns-repeated="5"/>
          <table:table-cell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downloader/aria2_rpc.py: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utils/__init__.py: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ce12" office:value-type="string" calcext:value-type="string">
            <text:p>Файл/строка</text:p>
          </table:table-cell>
          <table:table-cell table:style-name="ce12" office:value-type="string" calcext:value-type="string">
            <text:p>Фрагмент кода</text:p>
          </table:table-cell>
          <table:table-cell table:style-name="ce12" office:value-type="string" calcext:value-type="string">
            <text:p>Описание ошибки</text:p>
          </table:table-cell>
          <table:table-cell table:style-name="ce12" office:value-type="string" calcext:value-type="string">
            <text:p>Классификация CWE/Тип</text:p>
          </table:table-cell>
          <table:table-cell table:style-name="ce12" office:value-type="string" calcext:value-type="string">
            <text:p>Рекомендации по устранению</text:p>
          </table:table-cell>
          <table:table-cell/>
        </table:table-row>
        <table:table-row table:style-name="ro11">
          <table:table-cell table:style-name="Default"/>
          <table:table-cell/>
          <table:table-cell table:style-name="ce13" office:value-type="string" calcext:value-type="string">
            <text:p>bgmi/session.py:~1-30 </text:p>
            <text:p>BGmi</text:p>
          </table:table-cell>
          <table:table-cell table:style-name="ce13" office:value-type="string" calcext:value-type="string">
            <text:p>dump = cookies_file.read_bytes(); data = pickle.loads(dump); ... cookies_file.write_bytes(pickle.dumps(session.cookies))</text:p>
          </table:table-cell>
          <table:table-cell table:style-name="ce13" office:value-type="string" calcext:value-type="string">
            <text:p>Использование pickle.loads для загрузки данных из файла на диске (и запись pickle обратно). Если файл cookies контролируется/подменён — при загрузке возможное выполнение произвольного кода (deserialization RCE).</text:p>
          </table:table-cell>
          <table:table-cell table:style-name="ce14" office:value-type="string" calcext:value-type="string">
            <text:p>CWE-502 — Deserialization of Untrusted Data (критично)</text:p>
          </table:table-cell>
          <table:table-cell table:style-name="ce13" office:value-type="string" calcext:value-type="string">
            <text:p>Не использовать pickle для хранения данных, получаемых из/с диска; заменить на безопасный сериализатор (JSON) или использовать requests cookies сериализацию (RequestsCookieJar -&gt; словарь) и валидировать/ограничивать источник данных. Если невозможно — подписывать/шифровать файл и проверять целостность перед loads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 table:style-name="Default"/>
          <table:table-cell/>
          <table:table-cell table:style-name="ce13" office:value-type="string" calcext:value-type="string">
            <text:p>bgmi/config.py (defaults) </text:p>
            <text:p>BGmi</text:p>
          </table:table-cell>
          <table:table-cell table:style-name="ce13" office:value-type="string" calcext:value-type="string">
            <text:p>rpc_username: ... or "admin"; rpc_password: ... or "adminadmin"; rpc_password: ... or "deluge"; rpc_password: ... or "your_password"</text:p>
          </table:table-cell>
          <table:table-cell table:style-name="ce13" office:value-type="string" calcext:value-type="string">
            <text:p>Жёстко захардкоженные/интуитивные учетные данные в коде/конфиге по умолчанию — облегчают атаки при невнимательной установке (credentials present in defaults).</text:p>
          </table:table-cell>
          <table:table-cell table:style-name="ce14" office:value-type="string" calcext:value-type="string">
            <text:p>CWE-798 — Use of Hard-coded Credentials</text:p>
          </table:table-cell>
          <table:table-cell table:style-name="ce13" office:value-type="string" calcext:value-type="string">
            <text:p>Удалить реальные/простые значения по-умолчанию; требовать явной настройки через переменные окружения; документировать способ безопасной установки; при генерации конфигурации генерировать сильные случайные пароли или оставлять пустыми и требовать ручного ввода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 table:style-name="Default"/>
          <table:table-cell/>
          <table:table-cell table:style-name="ce13" office:value-type="string" calcext:value-type="string">
            <text:p>bgmi/front/admin.py — API config (GET) и auth mapping </text:p>
            <text:p>BGmi</text:p>
          </table:table-cell>
          <table:table-cell table:style-name="ce13" office:value-type="string" calcext:value-type="string">
            <text:p>API_MAP_GET = { "config": lambda: {"data": json.loads(cfg.model_dump_json())}, }</text:p>
          </table:table-cell>
          <table:table-cell table:style-name="ce13" office:value-type="string" calcext:value-type="string">
            <text:p>API /api/config возвращает полную сериализацию конфигурации включая секреты (rpc_password, admin_token и т.д.) — информационное раскрытие секретов через HTTP API (при наличии доступа).</text:p>
          </table:table-cell>
          <table:table-cell table:style-name="ce14" office:value-type="string" calcext:value-type="string">
            <text:p>CWE-200 — Information Exposure (Disclosure of Sensitive Info)</text:p>
          </table:table-cell>
          <table:table-cell table:style-name="ce13" office:value-type="string" calcext:value-type="string">
            <text:p>Убрать возврат полного конфига; фильтровать поля (не возвращать пароли, токены, секреты). Явно перечислить безопасные поля или добавлять маскирование (****) для секретов. Ограничить доступ и логирование.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 table:style-name="Default"/>
          <table:table-cell/>
          <table:table-cell table:style-name="ce13" office:value-type="string" calcext:value-type="string">
            <text:p>bgmi/front/resources.py — BangumiHandler.get (DEV branch) </text:p>
            <text:p>BGmi</text:p>
          </table:table-cell>
          <table:table-cell table:style-name="ce13" office:value-type="string" calcext:value-type="string">
            <text:p>if os.environ.get("DEV"): with open(os.path.join(cfg.save_path, _), "rb") as f: self.write(f.read())</text:p>
          </table:table-cell>
          <table:table-cell table:style-name="ce13" office:value-type="string" calcext:value-type="string">
            <text:p>Чтение файла по параметру пути _(path) без нормализации/проверки — при включённом DEV может дать path traversal и чтение произвольных файлов (если сервер доступен).</text:p>
          </table:table-cell>
          <table:table-cell table:style-name="ce14" office:value-type="string" calcext:value-type="string">
            <text:p>CWE-22 — Path Traversal</text:p>
          </table:table-cell>
          <table:table-cell table:style-name="ce13" office:value-type="string" calcext:value-type="string">
            <text:p>Никогда не использовать непроверённые параметры URL для open; применять Path.resolve() и проверять, что файл в пределах ожидаемой директории (is_relative_to / сравнение путей). Ограничить DEV режим к localhost / локальному доступу и документировать риски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 table:style-name="Default"/>
          <table:table-cell/>
          <table:table-cell table:style-name="ce13" office:value-type="string" calcext:value-type="string">
            <text:p>bgmi/setup.py — install_crontab (Windows) и (Unix) </text:p>
            <text:p>BGmi</text:p>
          </table:table-cell>
          <table:table-cell table:style-name="ce13" office:value-type="string" calcext:value-type="string">
            <text:p>os.system('schtasks /Create ... /TR "{}"'.format(os.path.join(BGMI_PATH, "cron.vbs"))) and os.system(f"bash '{path}'")</text:p>
          </table:table-cell>
          <table:table-cell table:style-name="ce13" office:value-type="string" calcext:value-type="string">
            <text:p>Использование os.system с форматированием строк: если переменные (BGMI_PATH, path) контролируются — возможно выполнение произвольных команд (command injection).</text:p>
          </table:table-cell>
          <table:table-cell table:style-name="ce14" office:value-type="string" calcext:value-type="string">
            <text:p>CWE-78 — OS Command Injection</text:p>
          </table:table-cell>
          <table:table-cell table:style-name="ce13" office:value-type="string" calcext:value-type="string">
            <text:p>Не использовать os.system с конкатенацией/форматированием. Использовать subprocess.run([...], shell=False) с безопасным списком аргументов. Валидировать/нормализовать пути перед передачей в команду.</text:p>
          </table:table-cell>
          <table:table-cell office:value-type="string" calcext:value-type="string">
            <text:p>ОНОН</text:p>
          </table:table-cell>
        </table:table-row>
        <table:table-row table:style-name="ro9">
          <table:table-cell table:style-name="Default"/>
          <table:table-cell/>
          <table:table-cell table:style-name="ce13" office:value-type="string" calcext:value-type="string">
            <text:p>bgmi/script.py — загрузка пользовательских скриптов (SourceFileLoader + exec_module) </text:p>
            <text:p>BGmi</text:p>
          </table:table-cell>
          <table:table-cell table:style-name="ce13" office:value-type="string" calcext:value-type="string">
            <text:p>loader = SourceFileLoader("script", os.path.join(cfg.script_path, i)); mod = types.ModuleType(loader.name); loader.exec_module(mod); script_class = mod.Script()</text:p>
          </table:table-cell>
          <table:table-cell table:style-name="ce13" office:value-type="string" calcext:value-type="string">
            <text:p>Динамическое исполнение кода сторонних скриптов из каталога cfg.script_path. Если злоумышленник может положить/подменить файл в этом каталоге — выполнится произвольный код.</text:p>
          </table:table-cell>
          <table:table-cell table:style-name="ce14" office:value-type="string" calcext:value-type="string">
            <text:p>Эвристика AI / CWE-94 (Code Injection) — Unsafe dynamic code execution / arbitrary plugin execution</text:p>
          </table:table-cell>
          <table:table-cell table:style-name="ce13" office:value-type="string" calcext:value-type="string">
            <text:p>Ограничить права каталога скриптов (право записи только для администратора). Принимать плагины только из доверенных источников; выполнять плагины в изолированной среде (sandbox, контейнер) или использовать безопасный API/DSL вместо исполняемого Python; проверять сигнатуры/контрольные суммы при загрузке.</text:p>
          </table:table-cell>
          <table:table-cell office:value-type="string" calcext:value-type="string">
            <text:p>УО</text:p>
          </table:table-cell>
        </table:table-row>
        <table:table-row table:style-name="ro17">
          <table:table-cell table:style-name="Default"/>
          <table:table-cell/>
          <table:table-cell table:style-name="ce13" office:value-type="string" calcext:value-type="string">
            <text:p>bgmi/front/admin.py — UpdateHandler.hard_task &amp; lock logic </text:p>
            <text:p>BGmi</text:p>
          </table:table-cell>
          <table:table-cell table:style-name="ce13" office:value-type="string" calcext:value-type="string">
            <text:p>with self.lock: IOLoop.instance().add_callback(self.hard_task) ... @run_on_executor def hard_task(self): data = self.get_json(); ...; self.lock.release()</text:p>
          </table:table-cell>
          <table:table-cell table:style-name="ce13" office:value-type="string" calcext:value-type="string">
            <text:p>Неправильное управление Lock: with self.lock захватывается в одном потоке, а release() вызывается в другом (в hard_task), что может вызвать RuntimeError (освобождение не владельцем) или deadlock. Также get_json() вызывается вне контекста запроса/потока — использование RequestHandler в background thread небезопасно.</text:p>
          </table:table-cell>
          <table:table-cell table:style-name="ce14" office:value-type="string" calcext:value-type="string">
            <text:p>Эвристика AI / Race Condition / Logic Flaw</text:p>
          </table:table-cell>
          <table:table-cell table:style-name="ce13" office:value-type="string" calcext:value-type="string">
            <text:p>Не передавать RequestHandler/его методы в фоновые потоки. Скопировать/сериализовать тело запроса сразу (в основном потоке) и передать данные в задачу. Управлять Lock в одной и той же нити — использовать asyncio.Lock или атомарные флаги; не вызывать release() в другом потоке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 table:style-name="Default"/>
          <table:table-cell/>
          <table:table-cell table:style-name="ce13" office:value-type="string" calcext:value-type="string">
            <text:p>bgmi/utils/__init__.py — использование subprocess, tarfile, move/rmtree и glob без явных проверок путей </text:p>
            <text:p>BGmi</text:p>
          </table:table-cell>
          <table:table-cell table:style-name="ce13" office:value-type="string" calcext:value-type="string">
            <text:p>import subprocess, tarfile; ... subprocess (в коде могут быть вызовы)</text:p>
          </table:table-cell>
          <table:table-cell table:style-name="ce13" office:value-type="string" calcext:value-type="string">
            <text:p>Возможны небезопасные операции с файлами и вызовы внешних программ (инъекции, обработка невалидных архивов — zip/tar bombs, TOCTOU при перемещениях/удалениях).</text:p>
          </table:table-cell>
          <table:table-cell table:style-name="ce14" office:value-type="string" calcext:value-type="string">
            <text:p>Эвристика AI / Resource Leak / DoS (Zip/Tar Bomb) / CWE-78 (если shell=True)</text:p>
          </table:table-cell>
          <table:table-cell table:style-name="ce13" office:value-type="string" calcext:value-type="string">
            <text:p>Проверять входные пути, использовать subprocess.run с shell=False. При распаковке — проверять имена файлов (path traversal in archive), лимиты размера и количество файлов; выполнять тяжёлые операции в ограниченной среде и с таймаутами; валидировать и обрабатывать исключения.</text:p>
          </table:table-cell>
          <table:table-cell office:value-type="string" calcext:value-type="string">
            <text:p>ОН</text:p>
          </table:table-cell>
        </table:table-row>
        <table:table-row table:style-name="ro18">
          <table:table-cell table:style-name="Default"/>
          <table:table-cell/>
          <table:table-cell table:style-name="ce13" office:value-type="string" calcext:value-type="string">
            <text:p>bgmi/front/server.py — route construction for API actions (regex from keys) </text:p>
            <text:p>BGmi</text:p>
          </table:table-cell>
          <table:table-cell table:style-name="ce13" office:value-type="string" calcext:value-type="string">
            <text:p>`api_actions = "</text:p>
          </table:table-cell>
          <table:table-cell table:style-name="ce13" office:value-type="string" calcext:value-type="string">
            <text:p>".join(chain(API_MAP_GET.keys(), API_MAP_POST.keys()))and used inrf"^/api/(?P&lt;action&gt;{api_actions})"`</text:p>
          </table:table-cell>
          <table:table-cell table:style-name="ce13" office:value-type="string" calcext:value-type="string">
            <text:p>Формирование регулярного выражения из внешних строк без экранирования может привести к некорректному паттерну или ReDoS в маловероятных случаях (если ключи содержат спецсимволы).</text:p>
          </table:table-cell>
          <table:table-cell table:style-name="ce14" office:value-type="string" calcext:value-type="string">
            <text:p>CWE-400 / ReDoS (possible) / Bad practice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 table:style-name="Default"/>
          <table:table-cell/>
          <table:table-cell table:style-name="ce13" office:value-type="string" calcext:value-type="string">
            <text:p>bgmi/main.py — config_set прямое изменение TOML с последующей записью файла </text:p>
            <text:p>BGmi</text:p>
          </table:table-cell>
          <table:table-cell table:style-name="ce13" office:value-type="string" calcext:value-type="string">
            <text:p>doc = tomlkit.loads(CONFIG_FILE_PATH.read_text(...)); res[keys[-1]] = value; CONFIG_FILE_PATH.write_text(tomlkit.dumps(doc), encoding="utf-8")</text:p>
          </table:table-cell>
          <table:table-cell table:style-name="ce13" office:value-type="string" calcext:value-type="string">
            <text:p>Запись конфигурации без атомарной операции: возможны состояния гонки / повреждение файла при одновременных записях; также permit injection если значение используется в shell позже.</text:p>
          </table:table-cell>
          <table:table-cell table:style-name="ce14" office:value-type="string" calcext:value-type="string">
            <text:p>Эвристика AI / Race Condition / CWE-379 (Predictable Resource Location)</text:p>
          </table:table-cell>
          <table:table-cell table:style-name="ce13" office:value-type="string" calcext:value-type="string">
            <text:p>При записи конфигурации использовать временный файл + os.replace (атомарная замена). Проводить валидацию/эскейпинг входных значений. Устанавливать корректные права на файл (0600) для секретов.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 table:style-name="Default"/>
          <table:table-cell/>
          <table:table-cell table:style-name="ce13" office:value-type="string" calcext:value-type="string">
            <text:p>bgmi/downloader/* (configs usage) </text:p>
            <text:p>BGmi</text:p>
          </table:table-cell>
          <table:table-cell table:style-name="ce13" office:value-type="string" calcext:value-type="string">
            <text:p>Инициализация клиентов (qbittorrent, transmission, deluge) с параметрами из cfg (host/port/user/pass)</text:p>
          </table:table-cell>
          <table:table-cell table:style-name="ce13" office:value-type="string" calcext:value-type="string">
            <text:p>Если cfg читается из незащищённого источника, возможна подмена адреса/пользователя, leading to SSRF/remote control of downloader; также логирование паролей может раскрыть их.</text:p>
          </table:table-cell>
          <table:table-cell table:style-name="ce14" office:value-type="string" calcext:value-type="string">
            <text:p>Эвристика AI / CWE-200 (possible info leak) / SSRF risk</text:p>
          </table:table-cell>
          <table:table-cell table:style-name="ce13" office:value-type="string" calcext:value-type="string">
            <text:p>Валидировать/ограничивать хосты (не позволять произвольные URL без проверки). Не логировать пароли/токены. При возможности использовать безопасные каналы (TLS) и проверять сертификаты.</text:p>
          </table:table-cell>
          <table:table-cell office:value-type="string" calcext:value-type="string">
            <text:p>УО</text:p>
          </table:table-cell>
        </table:table-row>
        <table:table-row table:style-name="ro19">
          <table:table-cell table:style-name="Default"/>
          <table:table-cell/>
          <table:table-cell table:style-name="ce13" office:value-type="string" calcext:value-type="string">
            <text:p>bgmi/front/index.py — find_largest_video_file returning relative_to(cfg.save_path) </text:p>
            <text:p>BGmi</text:p>
          </table:table-cell>
          <table:table-cell table:style-name="ce13" office:value-type="string" calcext:value-type="string">
            <text:p>return video_files[0][1].relative_to(cfg.save_path).as_posix()</text:p>
          </table:table-cell>
          <table:table-cell table:style-name="ce13" office:value-type="string" calcext:value-type="string">
            <text:p>relative_to может бросить исключение, и обработка ошибок минимальна (нет валидации путей, возможны исключения при некорректной структуре). Наличие незащищённого cfg.save_path может привести к неожиданным ошибкам.</text:p>
          </table:table-cell>
          <table:table-cell table:style-name="ce14" office:value-type="string" calcext:value-type="string">
            <text:p>CWE-704 / Logic Flaw</text:p>
          </table:table-cell>
          <table:table-cell table:style-name="ce13" office:value-type="string" calcext:value-type="string">
            <text:p>Оборачивать в try/except и проверять, что найденный файл действительно находится внутри cfg.save_path (через resolve() сравнение). Явно обрабатывать ошибки и возвращать безопасные значения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8" table:default-cell-style-name="ce10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&gt;&gt; Issue: Using xmlrpc.client to parse untrusted XML data</text:p>
            <text:p> is known to be vulnerable to XML attacks. Use defusedxml.xmlrpc.monkey_patch()</text:p>
            <text:p> Function to monkey-patch xmlrpclib and mitigate XML vulnerabiliti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/>
          <table:table-cell table:style-name="ce11" office:value-type="string" calcext:value-type="string">
            <text:p>ОНН</text:p>
          </table:table-cell>
          <table:table-cell table:style-name="ce11" table:number-columns-repeated="4"/>
          <table:table-cell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/>
          <table:table-cell office:value-type="string" calcext:value-type="string">
            <text:p>ОН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BGmi_BGmi/bgmi/downloader/aria2_rpc.py: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utils/__init__.py: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ce12" office:value-type="string" calcext:value-type="string">
            <text:p>Файл/строка</text:p>
          </table:table-cell>
          <table:table-cell table:style-name="ce12" office:value-type="string" calcext:value-type="string">
            <text:p>Фрагмент кода</text:p>
          </table:table-cell>
          <table:table-cell table:style-name="ce12" office:value-type="string" calcext:value-type="string">
            <text:p>Описание ошибки</text:p>
          </table:table-cell>
          <table:table-cell table:style-name="ce12" office:value-type="string" calcext:value-type="string">
            <text:p>Классификация CWE/Тип</text:p>
          </table:table-cell>
          <table:table-cell table:style-name="ce12" office:value-type="string" calcext:value-type="string">
            <text:p>Рекомендации по устранению</text:p>
          </table:table-cell>
          <table:table-cell/>
        </table:table-row>
        <table:table-row table:style-name="ro12">
          <table:table-cell table:style-name="Default"/>
          <table:table-cell/>
          <table:table-cell table:style-name="ce13" office:value-type="string" calcext:value-type="string">
            <text:p>bgmi\config.py:158</text:p>
          </table:table-cell>
          <table:table-cell table:style-name="ce13" office:value-type="string" calcext:value-type="string">
            <text:p>cookies_file.write_bytes(pickle.dumps(session.cookies))</text:p>
          </table:table-cell>
          <table:table-cell table:style-name="ce13" office:value-type="string" calcext:value-type="string">
            <text:p>Небезопасная сериализация cookies с использованием pickle. Если злоумышленник получит возможность подменить файл mikan_cookies.txt, он сможет выполнить произвольный код при десериализации.</text:p>
          </table:table-cell>
          <table:table-cell table:style-name="ce14" office:value-type="string" calcext:value-type="string">
            <text:p>CWE-502 (Deserialization of Untrusted Data)</text:p>
          </table:table-cell>
          <table:table-cell table:style-name="ce13" office:value-type="string" calcext:value-type="string">
            <text:p>Заменить pickle на безопасный формат сериализации, например JSON или shelve с контролем целостности.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 table:style-name="Default"/>
          <table:table-cell/>
          <table:table-cell table:style-name="ce13" office:value-type="string" calcext:value-type="string">
            <text:p>bgmi\config.py:140–148</text:p>
          </table:table-cell>
          <table:table-cell table:style-name="ce13" office:value-type="string" calcext:value-type="string">
            <text:p>data = pickle.loads(dump)</text:p>
          </table:table-cell>
          <table:table-cell table:style-name="ce13" office:value-type="string" calcext:value-type="string">
            <text:p>Уязвимость десериализации при загрузке cookies из файла. Злоумышленник может создать вредоносный mikan_cookies.txt, который выполнит код при запуске приложения.</text:p>
          </table:table-cell>
          <table:table-cell table:style-name="ce14" office:value-type="string" calcext:value-type="string">
            <text:p>CWE-502</text:p>
          </table:table-cell>
          <table:table-cell table:style-name="ce13" office:value-type="string" calcext:value-type="string">
            <text:p>Использовать безопасную альтернативу pickle и проверять подлинность файла (например, с помощью цифровой подписи или хэша)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 table:style-name="Default"/>
          <table:table-cell/>
          <table:table-cell table:style-name="ce13" office:value-type="string" calcext:value-type="string">
            <text:p>bgmi\main.py:199–225</text:p>
          </table:table-cell>
          <table:table-cell table:style-name="ce13" office:value-type="string" calcext:value-type="string">
            <text:p>res = doc&lt;br&gt;for key in keys[:-1]:&lt;br&gt; res = res.setdefault(key, {})&lt;br&gt;...&lt;br&gt;res[keys[-1]] = value</text:p>
          </table:table-cell>
          <table:table-cell table:style-name="ce13" office:value-type="string" calcext:value-type="string">
            <text:p>Прямая модификация TOML-конфигурации без валидации структуры. Если злоумышленник получит доступ к конфигурации, это может привести к логическим ошибкам или DoS при последующей загрузке конфига.</text:p>
          </table:table-cell>
          <table:table-cell table:style-name="ce14" office:value-type="string" calcext:value-type="string">
            <text:p>Эвристика AI (Logic Flaw / Insecure Config Update)</text:p>
          </table:table-cell>
          <table:table-cell table:style-name="ce13" office:value-type="string" calcext:value-type="string">
            <text:p>Использовать строго типизированную модель конфигурации (например, Pydantic) для всех операций записи и проводить полную валидацию после изменения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 table:style-name="Default"/>
          <table:table-cell/>
          <table:table-cell table:style-name="ce13" office:value-type="string" calcext:value-type="string">
            <text:p>bgmi\setup.py:32</text:p>
          </table:table-cell>
          <table:table-cell table:style-name="ce13" office:value-type="string" calcext:value-type="string">
            <text:p>os.system('schtasks /Create ...')</text:p>
          </table:table-cell>
          <table:table-cell table:style-name="ce13" office:value-type="string" calcext:value-type="string">
            <text:p>Опасное использование os.system с потенциально непроверенными данными (пути). Это может привести к OS Command Injection, если BGMI_PATH или скрипты контролируются злоумышленником.</text:p>
          </table:table-cell>
          <table:table-cell table:style-name="ce14" office:value-type="string" calcext:value-type="string">
            <text:p>CWE-78 (OS Command Injection)</text:p>
          </table:table-cell>
          <table:table-cell table:style-name="ce13" office:value-type="string" calcext:value-type="string">
            <text:p>Заменить os.system на subprocess.run с передачей аргументов в виде списка и избегать интерполяции строк.</text:p>
          </table:table-cell>
          <table:table-cell office:value-type="string" calcext:value-type="string">
            <text:p>ОН</text:p>
          </table:table-cell>
        </table:table-row>
        <table:table-row table:style-name="ro20">
          <table:table-cell table:style-name="Default"/>
          <table:table-cell/>
          <table:table-cell table:style-name="ce13" office:value-type="string" calcext:value-type="string">
            <text:p>bgmi\setup.py:38</text:p>
          </table:table-cell>
          <table:table-cell table:style-name="ce13" office:value-type="string" calcext:value-type="string">
            <text:p>os.system(f"bash '{path}'")</text:p>
          </table:table-cell>
          <table:table-cell table:style-name="ce13" office:value-type="string" calcext:value-type="string">
            <text:p>То же, что и выше: использование os.system с интерполированной строкой, что опасно.</text:p>
          </table:table-cell>
          <table:table-cell table:style-name="ce14" office:value-type="string" calcext:value-type="string">
            <text:p>CWE-78</text:p>
          </table:table-cell>
          <table:table-cell table:style-name="ce13" office:value-type="string" calcext:value-type="string">
            <text:p>Переписать на subprocess.run(["bash", path], check=True) без интерполяции.</text:p>
          </table:table-cell>
          <table:table-cell office:value-type="string" calcext:value-type="string">
            <text:p>ОН</text:p>
          </table:table-cell>
        </table:table-row>
        <table:table-row table:style-name="ro10">
          <table:table-cell table:style-name="Default"/>
          <table:table-cell/>
          <table:table-cell table:style-name="ce13" office:value-type="string" calcext:value-type="string">
            <text:p>bgmi\lib\models.py:292–295</text:p>
          </table:table-cell>
          <table:table-cell table:style-name="ce13" office:value-type="string" calcext:value-type="string">
            <text:p>def fuzzy_get(cls, **filters):&lt;br&gt; ...&lt;br&gt; raw_q.append(getattr(cls, key) == value)</text:p>
          </table:table-cell>
          <table:table-cell table:style-name="ce13" office:value-type="string" calcext:value-type="string">
            <text:p>Хотя сам запрос использует ORM (peewee), метод fuzzy_get может быть использован с пользовательским вводом без санитизации, что в теории может привести к логическим ошибкам или неожиданному поведению. Однако риск низкий из-за использования ORM.</text:p>
          </table:table-cell>
          <table:table-cell table:style-name="ce14" office:value-type="string" calcext:value-type="string">
            <text:p>Эвристика AI (Low Risk Input Handling)</text:p>
          </table:table-cell>
          <table:table-cell table:style-name="ce13" office:value-type="string" calcext:value-type="string">
            <text:p>Явно документировать, что метод не предназначен для прямого использования с пользовательским вводом, или ввести whitelist разрешенных полей.</text:p>
          </table:table-cell>
          <table:table-cell office:value-type="string" calcext:value-type="string">
            <text:p>ЛС</text:p>
          </table:table-cell>
        </table:table-row>
        <table:table-row table:style-name="ro11">
          <table:table-cell table:style-name="Default"/>
          <table:table-cell/>
          <table:table-cell table:style-name="ce13" office:value-type="string" calcext:value-type="string">
            <text:p>bgmi\script.py:45–48</text:p>
          </table:table-cell>
          <table:table-cell table:style-name="ce13" office:value-type="string" calcext:value-type="string">
            <text:p>script_class = mod.Script()</text:p>
          </table:table-cell>
          <table:table-cell table:style-name="ce13" office:value-type="string" calcext:value-type="string">
            <text:p>Динамическая загрузка и выполнение произвольного Python-кода из директории scripts. Это опасная функция, если директория доступна для записи злоумышленнику (например, через веб-интерфейс).</text:p>
          </table:table-cell>
          <table:table-cell table:style-name="ce14" office:value-type="string" calcext:value-type="string">
            <text:p>CWE-95 (Improper Evaluation of Code) / Logic Flaw</text:p>
          </table:table-cell>
          <table:table-cell table:style-name="ce13" office:value-type="string" calcext:value-type="string">
            <text:p>Явно предупредить пользователя о рисках, ограничить права на запись в script_path, или ввести механизм подписи скриптов.</text:p>
          </table:table-cell>
          <table:table-cell office:value-type="string" calcext:value-type="string">
            <text:p>УО</text:p>
          </table:table-cell>
        </table:table-row>
        <table:table-row table:style-name="ro21">
          <table:table-cell table:style-name="Default"/>
          <table:table-cell/>
          <table:table-cell table:style-name="ce13" office:value-type="string" calcext:value-type="string">
            <text:p>bgmi\script.py:137</text:p>
          </table:table-cell>
          <table:table-cell table:style-name="ce13" office:value-type="string" calcext:value-type="string">
            <text:p>loader.exec_module(mod) и аналогично в HookRunner</text:p>
          </table:table-cell>
          <table:table-cell table:style-name="ce13" office:value-type="string" calcext:value-type="string">
            <text:p>То же, что и выше: выполнение произвольного кода из файлов .py в scripts и hooks.</text:p>
          </table:table-cell>
          <table:table-cell table:style-name="ce14" office:value-type="string" calcext:value-type="string">
            <text:p>CWE-95</text:p>
          </table:table-cell>
          <table:table-cell table:style-name="ce13" office:value-type="string" calcext:value-type="string">
            <text:p>Реализовать строгий allow-list для безопасного выполнения или отказаться от произвольной загрузки кода в пользу зарегистрированных плагинов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 table:style-name="Default"/>
          <table:table-cell/>
          <table:table-cell table:style-name="ce13" office:value-type="string" calcext:value-type="string">
            <text:p>bgmi\utils.py:343–344</text:p>
          </table:table-cell>
          <table:table-cell table:style-name="ce13" office:value-type="string" calcext:value-type="string">
            <text:p>rmtree(cfg.front_static_path)&lt;br&gt;os.makedirs(cfg.front_static_path)</text:p>
          </table:table-cell>
          <table:table-cell table:style-name="ce13" office:value-type="string" calcext:value-type="string">
            <text:p>Операции с файловой системой на основе путей из конфигурации (front_static_path). Если злоумышленник может подменить этот путь, это приведет к удалению произвольной директории.</text:p>
          </table:table-cell>
          <table:table-cell table:style-name="ce14" office:value-type="string" calcext:value-type="string">
            <text:p>CWE-22 (Path Traversal / Insecure File Operation)</text:p>
          </table:table-cell>
          <table:table-cell table:style-name="ce13" office:value-type="string" calcext:value-type="string">
            <text:p>Валидировать путь front_static_path, чтобы он находился строго внутри BGMI_PATH, и использовать безопасные обертки для операций с файлами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 table:style-name="Default"/>
          <table:table-cell/>
          <table:table-cell table:style-name="ce13" office:value-type="string" calcext:value-type="string">
            <text:p>bgmi\front\index.py:28</text:p>
          </table:table-cell>
          <table:table-cell table:style-name="ce13" office:value-type="string" calcext:value-type="string">
            <text:p>p = Path(root).joinpath(file) и последующие операции</text:p>
          </table:table-cell>
          <table:table-cell table:style-name="ce13" office:value-type="string" calcext:value-type="string">
            <text:p>Функция find_largest_video_file рекурсивно обходит директорию save_path и строит путь к файлу. Если имя файла или путь контролируется злоумышленником (например, через торрент с особым именем), это может привести к path traversal при последующем доступе.</text:p>
          </table:table-cell>
          <table:table-cell table:style-name="ce14" office:value-type="string" calcext:value-type="string">
            <text:p>CWE-22</text:p>
          </table:table-cell>
          <table:table-cell table:style-name="ce13" office:value-type="string" calcext:value-type="string">
            <text:p>Использовать os.path.commonprefix или Path.resolve().is_relative_to() для проверки, что итоговый путь остается внутри save_path.</text:p>
          </table:table-cell>
          <table:table-cell office:value-type="string" calcext:value-type="string">
            <text:p>УО</text:p>
          </table:table-cell>
        </table:table-row>
        <table:table-row table:style-name="ro18">
          <table:table-cell table:style-name="Default"/>
          <table:table-cell/>
          <table:table-cell table:style-name="ce13" office:value-type="string" calcext:value-type="string">
            <text:p>bgmi\downloader\deluge.py:60</text:p>
          </table:table-cell>
          <table:table-cell table:style-name="ce13" office:value-type="string" calcext:value-type="string">
            <text:p>raise RpcError("deluge error, reason: {} ".format(e["error"]["message"]))</text:p>
          </table:table-cell>
          <table:table-cell table:style-name="ce13" office:value-type="string" calcext:value-type="string">
            <text:p>Возможность утечки внутренней информации об ошибке через API, если сообщение об ошибке от RPC содержит чувствительные данные.</text:p>
          </table:table-cell>
          <table:table-cell table:style-name="ce14" office:value-type="string" calcext:value-type="string">
            <text:p>Эвристика AI (Information Disclosure)</text:p>
          </table:table-cell>
          <table:table-cell table:style-name="ce13" office:value-type="string" calcext:value-type="string">
            <text:p>Логировать полную ошибку на сервере, но возвращать клиенту только обобщенное сообщение об ошибке.</text:p>
          </table:table-cell>
          <table:table-cell office:value-type="string" calcext:value-type="string">
            <text:p>ЛС</text:p>
          </table:table-cell>
        </table:table-row>
        <table:table-row table:style-name="ro12">
          <table:table-cell table:style-name="Default"/>
          <table:table-cell/>
          <table:table-cell table:style-name="ce13" office:value-type="string" calcext:value-type="string">
            <text:p>bgmi\main.py:243</text:p>
          </table:table-cell>
          <table:table-cell table:style-name="ce13" office:value-type="string" calcext:value-type="string">
            <text:p>download_prepare(data) в команде search</text:p>
          </table:table-cell>
          <table:table-cell table:style-name="ce13" office:value-type="string" calcext:value-type="string">
            <text:p>Функция search напрямую вызывает download_prepare с результатами поиска. Если источник данных (например, торрент-трекер) скомпрометирован и отдает вредоносные magnet-ссылки, это может привести к нежелательным загрузкам.</text:p>
          </table:table-cell>
          <table:table-cell table:style-name="ce14" office:value-type="string" calcext:value-type="string">
            <text:p>Эвристика AI (Unsafe Download Initiation)</text:p>
          </table:table-cell>
          <table:table-cell table:style-name="ce13" office:value-type="string" calcext:value-type="string">
            <text:p>Добавить предупреждение или механизм подтверждения перед загрузкой результатов поиска, особенно из ненадежных источников.</text:p>
          </table:table-cell>
          <table:table-cell office:value-type="string" calcext:value-type="string">
            <text:p>УО</text:p>
          </table:table-cell>
        </table:table-row>
        <table:table-row table:style-name="ro18">
          <table:table-cell table:style-name="Default"/>
          <table:table-cell/>
          <table:table-cell table:style-name="ce13" office:value-type="string" calcext:value-type="string">
            <text:p>bgmi\config.py:9–10</text:p>
          </table:table-cell>
          <table:table-cell table:style-name="ce13" office:value-type="string" calcext:value-type="string">
            <text:p>import pydantic&lt;br&gt;import strenum&lt;br&gt;i mport tomlkit</text:p>
          </table:table-cell>
          <table:table-cell table:style-name="ce13" office:value-type="string" calcext:value-type="string">
            <text:p>Опечатка в импорте (i mport), что вызовет синтаксическую ошибку. Не является уязвимостью, но приведет к падению приложения.</text:p>
          </table:table-cell>
          <table:table-cell table:style-name="ce14" office:value-type="string" calcext:value-type="string">
            <text:p>Эвристика AI (Syntax Error / Bad Practice)</text:p>
          </table:table-cell>
          <table:table-cell table:style-name="ce13" office:value-type="string" calcext:value-type="string">
            <text:p>Исправить опечатку: import tomlkit.</text:p>
          </table:table-cell>
          <table:table-cell office:value-type="string" calcext:value-type="string">
            <text:p>Л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20:16.463840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9:23:00.441418100</meta:creation-date>
    <dc:date>2025-12-01T03:24:03.638690300</dc:date>
    <meta:editing-duration>PT31M25S</meta:editing-duration>
    <meta:editing-cycles>8</meta:editing-cycles>
    <meta:generator>LibreOffice/25.2.6.2$Windows_X86_64 LibreOffice_project/729c5bfe710f5eb71ed3bbde9e06a6065e9c6c5d</meta:generator>
    <meta:document-statistic meta:table-count="3" meta:cell-count="320" meta:object-count="0"/>
  </office:meta>
</office:document-meta>
</file>